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text-properties fo:font-style="italic" style:font-style-asian="italic" style:font-style-complex="italic"/>
    </style:style>
    <style:style style:name="P3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Glossary</text:p>
      <text:p text:style-name="Standard"/>
      <text:table-of-content text:style-name="Sect1" text:protected="true" text:name="Table of Contents1">
        <text:table-of-content-source text:outline-level="2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Table of Contents</text:p>
          </text:index-title>
          <text:p text:style-name="P3">Library<text:tab/>1</text:p>
          <text:p text:style-name="P3">Driver<text:tab/>2</text:p>
          <text:p text:style-name="P3">DCO<text:tab/>3</text:p>
          <text:p text:style-name="P3">HIGH<text:tab/>3</text:p>
          <text:p text:style-name="P3">LOW<text:tab/>3</text:p>
          <text:p text:style-name="P3">OUTPUT<text:tab/>3</text:p>
          <text:p text:style-name="P3">INPUT<text:tab/>3</text:p>
          <text:p text:style-name="P3">Pullup Resistor<text:tab/>3</text:p>
          <text:p text:style-name="P3">Pulldown Resistor<text:tab/>3</text:p>
          <text:p text:style-name="P3">MCU<text:tab/>3</text:p>
          <text:p text:style-name="P3">CPU<text:tab/>3</text:p>
          <text:p text:style-name="P3">Register<text:tab/>3</text:p>
          <text:p text:style-name="P3">Peripheral module<text:tab/>4</text:p>
          <text:p text:style-name="P3">Watchdog<text:tab/>4</text:p>
          <text:p text:style-name="P3">GPIO<text:tab/>4</text:p>
          <text:p text:style-name="P3">Power Sources<text:tab/>4</text:p>
          <text:p text:style-name="P4">VCC<text:tab/>4</text:p>
          <text:p text:style-name="P4">VSS<text:tab/>4</text:p>
          <text:p text:style-name="P4">Ground<text:tab/>4</text:p>
          <text:p text:style-name="P4">GND<text:tab/>4</text:p>
          <text:p text:style-name="P4">Earth<text:tab/>4</text:p>
          <text:p text:style-name="P4">VDD<text:tab/>5</text:p>
          <text:p text:style-name="P3">ADC<text:tab/>5</text:p>
          <text:p text:style-name="P3">DAC<text:tab/>5</text:p>
          <text:p text:style-name="P3">Memory<text:tab/>5</text:p>
          <text:p text:style-name="P4">Byte<text:tab/>5</text:p>
          <text:p text:style-name="P4">Word<text:tab/>5</text:p>
          <text:p text:style-name="P4">Bit<text:tab/>5</text:p>
          <text:p text:style-name="P3">Flash<text:tab/>5</text:p>
          <text:p text:style-name="P3">RAM<text:tab/>5</text:p>
          <text:p text:style-name="P3">AND<text:tab/>5</text:p>
          <text:p text:style-name="P3">OR<text:tab/>6</text:p>
          <text:p text:style-name="P3">NOT<text:tab/>6</text:p>
          <text:p text:style-name="P3">NAND<text:tab/>6</text:p>
          <text:p text:style-name="P3">XNOR<text:tab/>6</text:p>
          <text:p text:style-name="P3">XOR<text:tab/>6</text:p>
        </text:index-body>
      </text:table-of-content>
      <text:p text:style-name="Standard"/>
      <text:h text:style-name="Heading_20_1" text:outline-level="1"><text:bookmark-start text:name="__RefHeading__3_87832195"/>Library<text:bookmark-end text:name="__RefHeading__3_87832195"/></text:h>
      <text:p text:style-name="Standard">A collection of functions and methods that can be reused in many projects.</text:p>
      <text:p text:style-name="Standard"/>
      <text:h text:style-name="Heading_20_1" text:outline-level="1"><text:soft-page-break/>Driv<text:bookmark text:name="Driver"/>er</text:h>
      <text:p text:style-name="P1">A collection of functions and methods that can be reused in many projects, But depends on one or more libraries.</text:p>
      <text:p text:style-name="P1"/>
      <text:h text:style-name="Heading_20_1" text:outline-level="1"><text:soft-page-break/>DCO</text:h>
      <text:h text:style-name="Heading_20_1" text:outline-level="1"/>
      <text:h text:style-name="Heading_20_1" text:outline-level="1">HIGH</text:h>
      <text:h text:style-name="Heading_20_1" text:outline-level="1"/>
      <text:h text:style-name="Heading_20_1" text:outline-level="1">LOW</text:h>
      <text:h text:style-name="Heading_20_1" text:outline-level="1"/>
      <text:h text:style-name="Heading_20_1" text:outline-level="1">OUTPUT</text:h>
      <text:h text:style-name="Heading_20_1" text:outline-level="1"/>
      <text:h text:style-name="Heading_20_1" text:outline-level="1">INPUT</text:h>
      <text:h text:style-name="Heading_20_1" text:outline-level="1"/>
      <text:h text:style-name="Heading_20_1" text:outline-level="1">Pullup Resistor</text:h>
      <text:h text:style-name="Heading_20_1" text:outline-level="1"/>
      <text:h text:style-name="Heading_20_1" text:outline-level="1">Pulldown Resistor</text:h>
      <text:h text:style-name="Heading_20_1" text:outline-level="1"/>
      <text:h text:style-name="Heading_20_1" text:outline-level="1">MCU</text:h>
      <text:h text:style-name="Heading_20_1" text:outline-level="1"/>
      <text:h text:style-name="Heading_20_1" text:outline-level="1">CPU</text:h>
      <text:h text:style-name="Heading_20_1" text:outline-level="1"/>
      <text:h text:style-name="Heading_20_1" text:outline-level="1">Register</text:h>
      <text:h text:style-name="Heading_20_1" text:outline-level="1"><text:soft-page-break/></text:h>
      <text:h text:style-name="Heading_20_1" text:outline-level="1">Peripheral module</text:h>
      <text:h text:style-name="Heading_20_1" text:outline-level="1"/>
      <text:h text:style-name="Heading_20_1" text:outline-level="1">Watchdog</text:h>
      <text:h text:style-name="Heading_20_1" text:outline-level="1"/>
      <text:h text:style-name="Heading_20_1" text:outline-level="1">GPIO</text:h>
      <text:h text:style-name="Heading_20_1" text:outline-level="1">Power Sources</text:h>
      <text:h text:style-name="Heading_20_2" text:outline-level="2">VCC</text:h>
      <text:h text:style-name="Heading_20_2" text:outline-level="2"/>
      <text:h text:style-name="Heading_20_2" text:outline-level="2">VSS</text:h>
      <text:p text:style-name="P2">Also known as <text:toc-mark-start text:id="IMark95214844" text:outline-level="2"/>Ground<text:toc-mark-end text:id="IMark95214844"/>, <text:toc-mark-start text:id="IMark95214748" text:outline-level="2"/>GND<text:toc-mark-end text:id="IMark95214748"/>, and <text:toc-mark-start text:id="IMark95214700" text:outline-level="2"/>Earth<text:toc-mark-end text:id="IMark95214700"/>.</text:p>
      <text:h text:style-name="Heading_20_2" text:outline-level="2"><text:soft-page-break/></text:h>
      <text:h text:style-name="Heading_20_2" text:outline-level="2">VDD</text:h>
      <text:h text:style-name="Heading_20_1" text:outline-level="1"/>
      <text:h text:style-name="Heading_20_1" text:outline-level="1">ADC</text:h>
      <text:h text:style-name="Heading_20_1" text:outline-level="1"/>
      <text:h text:style-name="Heading_20_1" text:outline-level="1">DAC</text:h>
      <text:h text:style-name="Heading_20_1" text:outline-level="1">Memory</text:h>
      <text:h text:style-name="Heading_20_2" text:outline-level="2">Byte</text:h>
      <text:h text:style-name="Heading_20_2" text:outline-level="2"/>
      <text:h text:style-name="Heading_20_2" text:outline-level="2">Word</text:h>
      <text:h text:style-name="Heading_20_2" text:outline-level="2"/>
      <text:h text:style-name="Heading_20_2" text:outline-level="2">Bit</text:h>
      <text:h text:style-name="Heading_20_1" text:outline-level="1"/>
      <text:h text:style-name="Heading_20_1" text:outline-level="1">Flash</text:h>
      <text:h text:style-name="Heading_20_1" text:outline-level="1"/>
      <text:h text:style-name="Heading_20_1" text:outline-level="1">RAM</text:h>
      <text:h text:style-name="Heading_20_1" text:outline-level="1"/>
      <text:h text:style-name="Heading_20_1" text:outline-level="1">AND</text:h>
      <text:h text:style-name="Heading_20_1" text:outline-level="1"/>
      <text:h text:style-name="Heading_20_1" text:outline-level="1"><text:soft-page-break/>OR</text:h>
      <text:h text:style-name="Heading_20_1" text:outline-level="1"/>
      <text:h text:style-name="Heading_20_1" text:outline-level="1">NOT</text:h>
      <text:h text:style-name="Heading_20_1" text:outline-level="1"/>
      <text:h text:style-name="Heading_20_1" text:outline-level="1">NAND</text:h>
      <text:h text:style-name="Heading_20_1" text:outline-level="1"/>
      <text:h text:style-name="Heading_20_1" text:outline-level="1">XNOR</text:h>
      <text:h text:style-name="Heading_20_1" text:outline-level="1"/>
      <text:h text:style-name="Heading_20_1" text:outline-level="1">XOR</text:h>
      <text:h text:style-name="Heading_20_1" text:outline-level="1"/>
      <text:h text:style-name="Heading_20_1" text:outline-level="1"/>
      <text:p text:style-name="Text_20_body"/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Index_20_Heading" style:display-name="Index Heading" style:family="paragraph" style:parent-style-name="Heading" style:class="index">
      <style:paragraph-properties fo:margin="100%" fo:margin-left="0in" fo:margin-right="0in" fo:margin-top="0in" fo:margin-bottom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in" fo:margin-right="0in" fo:margin-top="0in" fo:margin-bottom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in" fo:margin-right="0in" fo:margin-top="0in" fo:margin-bottom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="100%" fo:margin-left="0in" fo:margin-right="0in" fo:margin-top="0in" fo:margin-bottom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="100%" fo:margin-left="0in" fo:margin-right="0in" fo:margin-top="0in" fo:margin-bottom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1965in" fo:margin-right="0in" fo:margin-top="0in" fo:margin-bottom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8-20T14:52:38.43</meta:creation-date>
    <dc:date>2012-08-27T13:17:21.63</dc:date>
    <meta:editing-duration>PT16H28M21S</meta:editing-duration>
    <meta:editing-cycles>3</meta:editing-cycles>
    <meta:generator>OpenOffice.org/3.4$Win32 OpenOffice.org_project/340m1$Build-9590</meta:generator>
    <dc:description>Glossary of commonly used words and abbreviations.</dc:description>
    <meta:keyword>Glossary keyword</meta:keyword>
    <dc:title>EasyMSP Glossary</dc:title>
    <meta:document-statistic meta:table-count="0" meta:image-count="0" meta:object-count="0" meta:page-count="6" meta:paragraph-count="74" meta:word-count="157" meta:character-count="696"/>
  </office:meta>
</office:document-meta>
</file>

<file path=META-INF/documentsignatures.xml><?xml version="1.0" encoding="utf-8"?>
<document-signatures xmlns="urn:oasis:names:tc:opendocument:xmlns:digitalsignature:1.0"/>
</file>